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3.335cm" svg:height="6.35cm" svg:x="4.175cm" svg:y="1.63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 Tuck</meta:initial-creator>
    <meta:creation-date>2011-04-28T16:04:38</meta:creation-date>
    <dc:date>2011-04-28T16:05:43</dc:date>
    <dc:creator>Nat Tuck</dc:creator>
    <meta:editing-duration>PT00H01M06S</meta:editing-duration>
    <meta:editing-cycles>1</meta:editing-cycles>
    <meta:document-statistic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6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36cm" svg:height="6.351cm" xlink:href="." chart:class="chart:line" chart:style-name="ch1">
        <chart:legend chart:legend-position="end" svg:x="10.991cm" svg:y="2.706cm" chart:style-name="ch2"/>
        <chart:plot-area chart:style-name="ch3" chart:data-source-has-labels="both" svg:x="0.331cm" svg:y="0.127cm" svg:width="10.395cm" svg:height="6.044cm">
          <chart:axis chart:dimension="x" chart:name="primary-x" chart:style-name="ch4">
            <chart:title svg:x="4.967cm" svg:y="5.726cm" chart:style-name="ch5">
              <text:p>Loop Unroll</text:p>
            </chart:title>
            <chart:categories table:cell-range-address="local-table.$A$2:.$A$6"/>
          </chart:axis>
          <chart:axis chart:dimension="y" chart:name="primary-y" chart:style-name="ch6">
            <chart:title svg:x="0.267cm" svg:y="3.525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</text:p>
              </table:table-cell>
              <table:table-cell office:value-type="string">
                <text:p>2x2 Blo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6">
                <text:p>3.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